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CMU Serif Upright Italic" svg:font-family="'CMU Serif Upright Ital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7cm" fo:min-width="4.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CMU Serif Upright Italic"/>
    </style:style>
    <style:style style:name="P2" style:family="paragraph">
      <style:text-properties style:font-name="CMU Serif Upright Italic" fo:font-size="25pt" fo:font-weight="normal" style:font-size-asian="25pt" style:font-weight-asian="normal" style:font-size-complex="25pt" style:font-weight-complex="normal"/>
    </style:style>
    <style:style style:name="P3" style:family="paragraph">
      <loext:graphic-properties draw:fill="none" draw:fill-color="#ffffff"/>
      <style:text-properties style:font-name="CMU Serif Upright Italic" fo:font-size="25pt" fo:font-weight="normal" style:font-size-asian="25pt" style:font-weight-asian="normal" style:font-size-complex="25pt" style:font-weight-complex="normal"/>
    </style:style>
    <style:style style:name="P4" style:family="paragraph">
      <style:text-properties style:font-name="CMU Serif Upright Italic" fo:font-size="25pt" style:font-size-asian="25pt" style:font-size-complex="25pt"/>
    </style:style>
    <style:style style:name="P5" style:family="paragraph">
      <style:text-properties style:font-name="CMU Serif Upright Italic" fo:font-size="20pt" fo:font-weight="normal" style:font-size-asian="25pt" style:font-weight-asian="normal" style:font-size-complex="25pt" style:font-weight-complex="normal"/>
    </style:style>
    <style:style style:name="P6" style:family="paragraph">
      <loext:graphic-properties draw:fill="none" draw:fill-color="#ffffff"/>
      <style:text-properties style:font-name="CMU Serif Upright Italic" fo:font-size="20pt" fo:font-weight="normal" style:font-size-asian="25pt" style:font-weight-asian="normal" style:font-size-complex="25pt" style:font-weight-complex="normal"/>
    </style:style>
    <style:style style:name="P7" style:family="paragraph">
      <style:text-properties style:font-name="CMU Serif Upright Italic" fo:font-size="18pt" fo:font-weight="normal" style:font-size-asian="16pt" style:font-weight-asian="normal" style:font-size-complex="16pt" style:font-weight-complex="normal"/>
    </style:style>
    <style:style style:name="P8" style:family="paragraph">
      <loext:graphic-properties draw:fill="none" draw:fill-color="#ffffff"/>
      <style:text-properties style:font-name="CMU Serif Upright Italic" fo:font-size="18pt" fo:font-weight="normal" style:font-size-asian="16pt" style:font-weight-asian="normal" style:font-size-complex="16pt" style:font-weight-complex="normal"/>
    </style:style>
    <style:style style:name="T1" style:family="text">
      <style:text-properties style:text-position="0% 100%" fo:font-size="25pt" fo:font-weight="normal" style:font-size-asian="25pt" style:font-weight-asian="normal" style:font-size-complex="25pt" style:font-weight-complex="normal"/>
    </style:style>
    <style:style style:name="T2" style:family="text">
      <style:text-properties style:text-position="-8% 58%"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fo:font-weight="normal" style:font-size-asian="25pt" style:font-weight-asian="normal" style:font-size-complex="25pt" style:font-weight-complex="normal"/>
    </style:style>
    <style:style style:name="T4" style:family="text">
      <style:text-properties style:text-position="0% 100%" fo:font-weight="normal" style:font-size-asian="25pt" style:font-weight-asian="normal" style:font-size-complex="25pt" style:font-weight-complex="normal"/>
    </style:style>
    <style:style style:name="T5" style:family="text">
      <style:text-properties style:text-position="0% 100%" fo:font-weight="normal" style:font-size-asian="16pt" style:font-weight-asian="normal" style:font-size-complex="16pt" style:font-weight-complex="normal"/>
    </style:style>
    <style:style style:name="T6" style:family="text">
      <style:text-properties style:text-position="-8% 58%" fo:font-weight="bold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7cm" svg:x="0.2cm" svg:y="0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cm" svg:height="7cm" svg:x="3.701cm" svg:y="0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cm" svg:height="7cm" svg:x="2.002cm" svg:y="3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75cm" svg:height="1.297cm" svg:x="-0.15cm" svg:y="0.508cm">
          <draw:text-box>
            <text:p text:style-name="P2"><text:span text:style-name="T1">s</text:span><text:span text:style-name="T2">1</text:span></text:p>
          </draw:text-box>
        </draw:frame>
        <draw:frame draw:style-name="gr2" draw:text-style-name="P3" draw:layer="layout" svg:width="1.175cm" svg:height="1.297cm" svg:x="9.951cm" svg:y="0.608cm">
          <draw:text-box>
            <text:p text:style-name="P4"><text:span text:style-name="T3">s</text:span><text:span text:style-name="T2">2</text:span></text:p>
          </draw:text-box>
        </draw:frame>
        <draw:frame draw:style-name="gr2" draw:text-style-name="P3" draw:layer="layout" svg:width="1.175cm" svg:height="1.297cm" svg:x="5.052cm" svg:y="9.908cm">
          <draw:text-box>
            <text:p text:style-name="P4"><text:span text:style-name="T3">s</text:span><text:span text:style-name="T2">3</text:span></text:p>
          </draw:text-box>
        </draw:frame>
        <draw:frame draw:style-name="gr2" draw:text-style-name="P6" draw:layer="layout" svg:width="1.069cm" svg:height="1.089cm" svg:x="1.45cm" svg:y="2.308cm">
          <draw:text-box>
            <text:p text:style-name="P5"><text:span text:style-name="T4">A</text:span></text:p>
          </draw:text-box>
        </draw:frame>
        <draw:frame draw:style-name="gr2" draw:text-style-name="P6" draw:layer="layout" svg:width="1.044cm" svg:height="1.089cm" svg:x="8.05cm" svg:y="2.408cm">
          <draw:text-box>
            <text:p text:style-name="P5"><text:span text:style-name="T4">B</text:span></text:p>
          </draw:text-box>
        </draw:frame>
        <draw:frame draw:style-name="gr2" draw:text-style-name="P6" draw:layer="layout" svg:width="1.052cm" svg:height="1.089cm" svg:x="4.95cm" svg:y="8.008cm">
          <draw:text-box>
            <text:p text:style-name="P5"><text:span text:style-name="T4">C</text:span></text:p>
          </draw:text-box>
        </draw:frame>
        <draw:frame draw:style-name="gr2" draw:text-style-name="P6" draw:layer="layout" svg:width="1.082cm" svg:height="1.089cm" svg:x="4.951cm" svg:y="1.808cm">
          <draw:text-box>
            <text:p text:style-name="P5"><text:span text:style-name="T4">D</text:span></text:p>
          </draw:text-box>
        </draw:frame>
        <draw:frame draw:style-name="gr2" draw:text-style-name="P6" draw:layer="layout" svg:width="1.023cm" svg:height="1.089cm" svg:x="2.752cm" svg:y="5.308cm">
          <draw:text-box>
            <text:p text:style-name="P5"><text:span text:style-name="T4">E</text:span></text:p>
          </draw:text-box>
        </draw:frame>
        <draw:frame draw:style-name="gr2" draw:text-style-name="P6" draw:layer="layout" svg:width="1.002cm" svg:height="1.089cm" svg:x="7.053cm" svg:y="5.308cm">
          <draw:text-box>
            <text:p text:style-name="P5"><text:span text:style-name="T4">F</text:span></text:p>
          </draw:text-box>
        </draw:frame>
        <draw:frame draw:style-name="gr2" draw:text-style-name="P6" draw:layer="layout" svg:width="1.095cm" svg:height="1.089cm" svg:x="4.953cm" svg:y="4.208cm">
          <draw:text-box>
            <text:p text:style-name="P5"><text:span text:style-name="T4">G</text:span></text:p>
          </draw:text-box>
        </draw:frame>
        <draw:custom-shape draw:style-name="gr1" draw:text-style-name="P1" draw:layer="layout" svg:width="7cm" svg:height="7cm" svg:x="12.2cm" svg:y="0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cm" svg:height="7cm" svg:x="15.701cm" svg:y="0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cm" svg:height="7cm" svg:x="14.002cm" svg:y="3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75cm" svg:height="1.297cm" svg:x="11.75cm" svg:y="0.608cm">
          <draw:text-box>
            <text:p text:style-name="P2"><text:span text:style-name="T1">s</text:span><text:span text:style-name="T2">1</text:span></text:p>
          </draw:text-box>
        </draw:frame>
        <draw:frame draw:style-name="gr2" draw:text-style-name="P3" draw:layer="layout" svg:width="1.175cm" svg:height="1.297cm" svg:x="21.951cm" svg:y="0.608cm">
          <draw:text-box>
            <text:p text:style-name="P4"><text:span text:style-name="T3">s</text:span><text:span text:style-name="T2">2</text:span></text:p>
          </draw:text-box>
        </draw:frame>
        <draw:frame draw:style-name="gr2" draw:text-style-name="P3" draw:layer="layout" svg:width="1.175cm" svg:height="1.297cm" svg:x="17.052cm" svg:y="9.908cm">
          <draw:text-box>
            <text:p text:style-name="P4"><text:span text:style-name="T3">s</text:span><text:span text:style-name="T2">3</text:span></text:p>
          </draw:text-box>
        </draw:frame>
        <draw:frame draw:style-name="gr2" draw:text-style-name="P8" draw:layer="layout" svg:width="1.759cm" svg:height="1.005cm" svg:x="13.45cm" svg:y="2.308cm">
          <draw:text-box>
            <text:p text:style-name="P7"><text:span text:style-name="T5">{a</text:span><text:span text:style-name="T6">1</text:span><text:span text:style-name="T5">}</text:span></text:p>
          </draw:text-box>
        </draw:frame>
        <draw:frame draw:style-name="gr2" draw:text-style-name="P8" draw:layer="layout" svg:width="1.759cm" svg:height="1.005cm" svg:x="20.051cm" svg:y="2.308cm">
          <draw:text-box>
            <text:p text:style-name="P7"><text:span text:style-name="T5">{a</text:span><text:span text:style-name="T6">2</text:span><text:span text:style-name="T5">}</text:span></text:p>
          </draw:text-box>
        </draw:frame>
        <draw:frame draw:style-name="gr2" draw:text-style-name="P8" draw:layer="layout" svg:width="1.759cm" svg:height="1.005cm" svg:x="16.752cm" svg:y="8.208cm">
          <draw:text-box>
            <text:p text:style-name="P7"><text:span text:style-name="T5">{a</text:span><text:span text:style-name="T6">3</text:span><text:span text:style-name="T5">}</text:span></text:p>
          </draw:text-box>
        </draw:frame>
        <draw:frame draw:style-name="gr2" draw:text-style-name="P8" draw:layer="layout" svg:width="2.524cm" svg:height="1.005cm" svg:x="14.153cm" svg:y="5.608cm">
          <draw:text-box>
            <text:p text:style-name="P7"><text:span text:style-name="T7">{</text:span><text:span text:style-name="T5">a</text:span><text:span text:style-name="T6">1</text:span><text:span text:style-name="T5">,</text:span><text:span text:style-name="T5">a</text:span><text:span text:style-name="T6">3</text:span><text:span text:style-name="T5">}</text:span></text:p>
          </draw:text-box>
        </draw:frame>
        <draw:frame draw:style-name="gr2" draw:text-style-name="P8" draw:layer="layout" svg:width="2.524cm" svg:height="1.005cm" svg:x="18.554cm" svg:y="5.508cm">
          <draw:text-box>
            <text:p text:style-name="P7"><text:span text:style-name="T7">{</text:span><text:span text:style-name="T5">a</text:span><text:span text:style-name="T6">2</text:span><text:span text:style-name="T5">,a</text:span><text:span text:style-name="T6">3</text:span><text:span text:style-name="T5">}</text:span></text:p>
          </draw:text-box>
        </draw:frame>
        <draw:frame draw:style-name="gr2" draw:text-style-name="P8" draw:layer="layout" svg:width="2.524cm" svg:height="1.005cm" svg:x="16.455cm" svg:y="1.908cm">
          <draw:text-box>
            <text:p text:style-name="P7"><text:span text:style-name="T7">{</text:span><text:span text:style-name="T5">a</text:span><text:span text:style-name="T6">1</text:span><text:span text:style-name="T5">,a</text:span><text:span text:style-name="T6">2</text:span><text:span text:style-name="T5">}</text:span></text:p>
          </draw:text-box>
        </draw:frame>
        <draw:frame draw:style-name="gr2" draw:text-style-name="P8" draw:layer="layout" svg:width="3.291cm" svg:height="1.005cm" svg:x="15.856cm" svg:y="4.208cm">
          <draw:text-box>
            <text:p text:style-name="P7"><text:span text:style-name="T7">{</text:span><text:span text:style-name="T7">a</text:span><text:span text:style-name="T8">1</text:span><text:span text:style-name="T7">,</text:span><text:span text:style-name="T7">a</text:span><text:span text:style-name="T8">2</text:span><text:span text:style-name="T5">,</text:span><text:span text:style-name="T5">a</text:span><text:span text:style-name="T6">3</text:span><text:span text:style-name="T5">}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CMU Serif Upright Italic" svg:font-family="'CMU Serif Upright Ital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3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7T11:37:33.096071353</meta:creation-date>
    <dc:date>2021-05-27T12:18:03.062686460</dc:date>
    <meta:editing-duration>PT40M26S</meta:editing-duration>
    <meta:editing-cycles>10</meta:editing-cycles>
    <meta:generator>LibreOffice/7.0.5.2$Linux_X86_64 LibreOffice_project/00$Build-2</meta:generator>
    <meta:document-statistic meta:object-count="26"/>
  </office:meta>
</office:document-meta>
</file>